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e3ea" officeooo:paragraph-rsid="001ee3ea"/>
    </style:style>
    <style:style style:name="P2" style:family="paragraph" style:parent-style-name="Standard">
      <style:text-properties officeooo:rsid="001ee3ea" officeooo:paragraph-rsid="001fe558"/>
    </style:style>
    <style:style style:name="P3" style:family="paragraph" style:parent-style-name="Standard">
      <style:text-properties officeooo:rsid="001ee3ea" officeooo:paragraph-rsid="0021cbf1"/>
    </style:style>
    <style:style style:name="P4" style:family="paragraph" style:parent-style-name="Standard">
      <style:text-properties officeooo:rsid="001fe558" officeooo:paragraph-rsid="001fe558"/>
    </style:style>
    <style:style style:name="P5" style:family="paragraph" style:parent-style-name="Standard">
      <style:text-properties officeooo:rsid="0021cbf1" officeooo:paragraph-rsid="0021cbf1"/>
    </style:style>
    <style:style style:name="P6" style:family="paragraph" style:parent-style-name="Standard" style:list-style-name="L1">
      <style:text-properties officeooo:rsid="001ee3ea" officeooo:paragraph-rsid="001ee3ea"/>
    </style:style>
    <style:style style:name="P7" style:family="paragraph" style:parent-style-name="Standard">
      <style:text-properties officeooo:rsid="001ee3ea" officeooo:paragraph-rsid="0021cbf1"/>
    </style:style>
    <style:style style:name="P8" style:family="paragraph" style:parent-style-name="Standard">
      <style:text-properties officeooo:rsid="0021cbf1" officeooo:paragraph-rsid="0021cbf1"/>
    </style:style>
    <style:style style:name="P9" style:family="paragraph" style:parent-style-name="Standard">
      <style:text-properties officeooo:rsid="002483e7" officeooo:paragraph-rsid="002483e7"/>
    </style:style>
    <style:style style:name="P10" style:family="paragraph" style:parent-style-name="Standard">
      <style:text-properties officeooo:rsid="00258216" officeooo:paragraph-rsid="00258216"/>
    </style:style>
    <style:style style:name="T1" style:family="text">
      <style:text-properties officeooo:rsid="001fe558"/>
    </style:style>
    <style:style style:name="T2" style:family="text">
      <style:text-properties officeooo:rsid="0020848f"/>
    </style:style>
    <style:style style:name="T3" style:family="text">
      <style:text-properties officeooo:rsid="0021cbf1"/>
    </style:style>
    <style:style style:name="T4" style:family="text">
      <style:text-properties officeooo:rsid="002483e7"/>
    </style:style>
    <style:style style:name="T5" style:family="text">
      <style:text-properties officeooo:rsid="002582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IC (Andy DFW3)</text:p>
      <text:p text:style-name="P1"/>
      <text:p text:style-name="P1">First boot:</text:p>
      <text:p text:style-name="P1"/>
      <text:p text:style-name="P1">Power on</text:p>
      <text:p text:style-name="P1">iPXE boot </text:p>
      <text:list xml:id="list8869782190991430679" text:style-name="L1">
        <text:list-item>
          <text:p text:style-name="P6">add state entry (mac, dhcp ip)</text:p>
        </text:list-item>
        <text:list-item>
          <text:p text:style-name="P6">boot mercury agent</text:p>
        </text:list-item>
      </text:list>
      <text:p text:style-name="P1"/>
      <text:p text:style-name="P1"><text:span text:style-name="T1">boot </text:span>state data structure:</text:p>
      <text:p text:style-name="P1"/>
      <text:p text:style-name="P1"><text:tab/>mac_address:</text:p>
      <text:p text:style-name="P1"><text:tab/>state: online | <text:span text:style-name="T1">conflict</text:span> | <text:span text:style-name="T1">orphan | </text:span>discovery | rescue</text:p>
      <text:p text:style-name="P1"><text:tab/><text:span text:style-name="T1"># initial storage for deployment data (maybe)</text:span></text:p>
      <text:p text:style-name="P1"><text:tab/><text:span text:style-name="T2">boot_script: null or a boot script used to boot the device (overrides default behavior)</text:span></text:p>
      <text:p text:style-name="P1"><text:tab/><text:span text:style-name="T2">boot_script_ttl: created_time_stamp, ttl = 0 for infinite ttl</text:span></text:p>
      <text:p text:style-name="P1"><text:tab/></text:p>
      <text:p text:style-name="P1"/>
      <text:p text:style-name="P4">mercury-inspector init</text:p>
      <text:p text:style-name="P4">create inventory record and unique device identifier (All embeded mac address hash? Combination of serial asset information, if present in /sys/class/firmware/dmi ? )</text:p>
      <text:p text:style-name="P4">LLDP and CDP processes launched async ( we are interested in switch name and switch port )</text:p>
      <text:p text:style-name="P4">switch name and switch port are linked to device id .. unlinking requires some manual intervention.</text:p>
      <text:p text:style-name="P4"/>
      <text:p text:style-name="P4">inventory data pushed, set inventory state to conflict if system already exists at another location or if the discovered location is already taken by another inventory record. Resolving the conflict will require the existing or the new document to be deleted, moved, or orphaned. A device is placed into orphan state when no location information is present. This happens automatically if neither LLDP or CDP processes were capable of discovering the device location.</text:p>
      <text:p text:style-name="P4"/>
      <text:p text:style-name="P4">mercury-agent <text:s/>is <text:span text:style-name="T2">launched post discovery registration. There are two main thread. The first connects to the registration service sending ip and port information the agent will listen on. Once registered, the thread will listen for 'ping' requests from the RPC dispatcher. The second thread is the actual RPC service which will map commands back to the agent library. The agent is a REP and DEALER server and all commands are blocking. </text:span></text:p>
      <text:p text:style-name="P4"/>
      <text:p text:style-name="P4"/>
      <text:p text:style-name="P5"><text:span text:style-name="T4">mercury-rpc</text:span> – job: </text:p>
      <text:p text:style-name="P5"><text:tab/>UUID – query – command – RESULTS</text:p>
      <text:p text:style-name="P5"><text:tab/>| <text:s text:c="23"/>PUB <text:s text:c="30"/>|</text:p>
      <text:p text:style-name="P4"><text:tab/></text:p>
      <text:p text:style-name="P3"><text:tab/><text:span text:style-name="T3">RESULTS : [ </text:span></text:p>
      <text:p text:style-name="P5"><text:soft-page-break/><text:tab/><text:tab/><text:span text:style-name="T4">mercury unique device_id</text:span>: xxx</text:p>
      <text:p text:style-name="P3"><text:tab/><text:tab/><text:span text:style-name="T3">agent_state: UP | DOWN | LOCKED</text:span></text:p>
      <text:p text:style-name="P3"><text:tab/><text:tab/><text:span text:style-name="T3">error: False | True</text:span></text:p>
      <text:p text:style-name="P3"><text:tab/><text:tab/><text:span text:style-name="T3">traceback: null | LIST[]</text:span></text:p>
      <text:p text:style-name="P3"><text:tab/><text:tab/><text:span text:style-name="T4">return: object</text:span></text:p>
      <text:p text:style-name="P5"><text:tab/>]</text:p>
      <text:p text:style-name="P5"/>
      <text:p text:style-name="P5"/>
      <text:p text:style-name="P9">Job: </text:p>
      <text:p text:style-name="P9"><text:tab/>UUID: A job id generated for every job received by the <text:span text:style-name="T5">service. It is used throughout the job life cycle anytime</text:span></text:p>
      <text:p text:style-name="P9"><text:tab/>Query: An mercury-inventory query. Example queries: switch_name==M15-12, dmi.vendor==HP, raid.adapter.0.disks: {$gt: 5}, group: andy-dev, <text:span text:style-name="T5">etc.. Matching records will be linked against the active device list. And added to the job datastructure</text:span></text:p>
      <text:p text:style-name="P9"><text:tab/><text:span text:style-name="T5">command: The RPC command and arguments</text:span></text:p>
      <text:p text:style-name="P10"><text:tab/></text:p>
      <text:p text:style-name="P10"/>
      <text:p text:style-name="P10">ActiveInventory:</text:p>
      <text:p text:style-name="P10"><text:tab/>device_id:</text:p>
      <text:p text:style-name="P10"><text:tab/>job_queue: [{job_uuid, command, args}] </text:p>
      <text:p text:style-name="P10"><text:tab/>uptime:</text:p>
      <text:p text:style-name="P10"><text:tab/>ip:</text:p>
      <text:p text:style-name="P10"><text:tab/>rpc_port:</text:p>
      <text:p text:style-name="P10"><text:tab/>ping_port:</text:p>
      <text:p text:style-name="P10"/>
      <text:p text:style-name="P10">Job queue runner:</text:p>
      <text:p text:style-name="P10">for x in active_inventory:</text:p>
      <text:p text:style-name="P10"><text:tab/>command = x.queue.pop(0)</text:p>
      <text:p text:style-name="P9"><text:tab/><text:span text:style-name="T5">worker(job_id, command) # blocks when workers are full</text:span></text:p>
      <text:p text:style-name="P9"/>
      <text:p text:style-name="P10">job worker:</text:p>
      <text:p text:style-name="P10"><text:tab/>socket = get_rpc_socket(device_id)</text:p>
      <text:p text:style-name="P10"><text:tab/>socket.send(command, args)</text:p>
      <text:p text:style-name="P9"><text:tab/><text:span text:style-name="T5">return_id = socket.recv()</text:span></text:p>
      <text:p text:style-name="P9"><text:tab/><text:span text:style-name="T5">update_job_results(job_id, return_id, device_id)</text:span></text:p>
      <text:p text:style-name="P9"/>
      <text:p text:style-name="P9"/>
      <text:p text:style-name="P10">command:</text:p>
      <text:p text:style-name="P10"><text:tab/>id: UUID</text:p>
      <text:p text:style-name="P10"><text:tab/>job_id: </text:p>
      <text:p text:style-name="P10"><text:tab/>command:</text:p>
      <text:p text:style-name="P10"><text:tab/>args:</text:p>
      <text:p text:style-name="P10"/>
      <text:p text:style-name="P10">rpc client will accept commands async and send return data to the rpc service using the command_id</text:p>
      <text:p text:style-name="P10"/>
      <text:p text:style-name="P10">SUB: It will be possible to subscribe to events associates with a job. As <text:soft-page-break/>commands are dispatched and processed, a publisher will send events to registered subscribers.</text:p>
      <text:p text:style-name="P10"/>
      <text:p text:style-name="P10"/>
      <text:p text:style-name="P10">...</text:p>
      <text:p text:style-name="P9"/>
      <text:p text:style-name="P1"/>
      <text:p text:style-name="P2"><text:tab/><text:tab/></text:p>
      <text:p text:style-name="P1"><text:tab/></text:p>
      <text:p text:style-name="P1"/>
      <text:p text:style-name="P1"><text:tab/></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3T15:18:20.332699585</meta:creation-date>
    <dc:date>2015-08-04T18:06:14.542165755</dc:date>
    <meta:editing-duration>PT3H7M28S</meta:editing-duration>
    <meta:editing-cycles>2</meta:editing-cycles>
    <meta:generator>LibreOffice/4.4.5.2$Linux_X86_64 LibreOffice_project/40m0$Build-2</meta:generator>
    <meta:document-statistic meta:table-count="0" meta:image-count="0" meta:object-count="0" meta:page-count="3" meta:paragraph-count="63" meta:word-count="449" meta:character-count="3008" meta:non-whitespace-character-count="2506"/>
  </office:meta>
</office:document-meta>
</file>